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WebSocketUpgradeStrategy.getContainer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ndardWebSocketUpgradeStrategy.setAsyncSendTimeout( Long timeoutIn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UpgradeStrategy.getMaxSessionIdle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UpgradeStrategy.setMaxTextMessageBufferSize( Integer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UpgradeStrategy.setMaxBinaryMessageBufferSize( Integer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UpgradeStrategy.getAsyncSend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UpgradeStrategy.getMaxTextMessage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UpgradeStrategy.upgrade( ServerWebExchange exchange , WebSocketHandler handler , @ Nullable String subProtocol , Supplier &lt; HandshakeInfo &gt; handshakeInfo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tandardWebSocketUpgradeStrategy.setMaxSessionIdleTimeout( Long timeoutIn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UpgradeStrategy.getMaxBinaryMessage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UpgradeStrategy.initServerContainer( ServerContainer serverContain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ndardWebSocketUpgradeStrategy.upgradeHttpToWebSocket( HttpServletRequest request , HttpServletResponse response , ServerEndpointConfig endpointConfig , Map &lt; String , String &gt; path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